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iancial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Additive</text:p>
          </table:table-cell>
          <table:table-cell table:number-columns-repeated="3"/>
          <table:table-cell office:value-type="string">
            <text:p>Multiplicative</text:p>
          </table:table-cell>
          <table:table-cell table:number-columns-repeated="3"/>
          <table:table-cell table:style-name="ce1" office:value-type="string">
            <text:p>Retirement or Loa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avings or Repayment</text:p>
          </table:table-cell>
          <table:table-cell table:number-columns-repeated="2"/>
          <table:table-cell table:style-name="ce1"/>
          <table:table-cell table:style-name="ce1" office:value-type="string">
            <text:p>Savings or Repayment</text:p>
          </table:table-cell>
          <table:table-cell table:number-columns-repeated="2"/>
          <table:table-cell table:style-name="ce1"/>
          <table:table-cell table:style-name="ce1" office:value-type="string">
            <text:p>Savings or Repaym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thout Interest</text:p>
          </table:table-cell>
          <table:table-cell table:number-columns-repeated="2"/>
          <table:table-cell table:style-name="ce1"/>
          <table:table-cell table:style-name="ce1" office:value-type="string">
            <text:p>with Interest/Inflation</text:p>
          </table:table-cell>
          <table:table-cell table:number-columns-repeated="2"/>
          <table:table-cell table:style-name="ce1"/>
          <table:table-cell table:style-name="ce1" office:value-type="string">
            <text:p>with Interest and Deposit/Withdrawal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office:value-type="currency" office:currency="USD" office:value="100">
            <text:p>$100.00</text:p>
          </table:table-cell>
          <table:table-cell office:value-type="string">
            <text:p><text:s/>= So = P</text:p>
          </table:table-cell>
          <table:table-cell/>
          <table:table-cell table:style-name="ce1"/>
          <table:table-cell table:style-name="ce2" office:value-type="currency" office:currency="USD" office:value="100">
            <text:p>$100.00</text:p>
          </table:table-cell>
          <table:table-cell office:value-type="string">
            <text:p><text:s/>= So = <text:s/>P</text:p>
          </table:table-cell>
          <table:table-cell/>
          <table:table-cell table:style-name="ce1"/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o = Salary or Loan</text:p>
          </table:table-cell>
        </table:table-row>
        <table:table-row table:style-name="ro1">
          <table:table-cell table:number-columns-repeated="2"/>
          <table:table-cell table:style-name="ce2" office:value-type="currency" office:currency="USD" office:value="10">
            <text:p>$10.00</text:p>
          </table:table-cell>
          <table:table-cell office:value-type="string">
            <text:p><text:s/>= d</text:p>
          </table:table-cell>
          <table:table-cell/>
          <table:table-cell table:style-name="ce1"/>
          <table:table-cell table:style-name="ce3" office:value-type="percentage" office:value="0.06">
            <text:p>6.00%</text:p>
          </table:table-cell>
          <table:table-cell office:value-type="string">
            <text:p><text:s/>= “i” </text:p>
          </table:table-cell>
          <table:table-cell/>
          <table:table-cell table:style-name="ce1"/>
          <table:table-cell table:style-name="ce3" office:value-type="percentage" office:value="0.06">
            <text:p>6.00%</text:p>
          </table:table-cell>
          <table:table-cell office:value-type="string">
            <text:p><text:s/>= “i” 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1"/>
          <table:table-cell table:style-name="ce4" table:formula="of:=1+[.G8]" office:value-type="float" office:value="1.06">
            <text:p>1.06</text:p>
          </table:table-cell>
          <table:table-cell office:value-type="string">
            <text:p><text:s/>= c = (1+i)</text:p>
          </table:table-cell>
          <table:table-cell/>
          <table:table-cell table:style-name="ce1"/>
          <table:table-cell table:style-name="ce4" table:formula="of:=1+[.K8]" office:value-type="float" office:value="1.06">
            <text:p>1.06</text:p>
          </table:table-cell>
          <table:table-cell office:value-type="string">
            <text:p><text:s/>= c = (1+i)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1"/>
          <table:table-cell table:style-name="ce4"/>
          <table:table-cell table:number-columns-repeated="2"/>
          <table:table-cell table:style-name="ce1"/>
          <table:table-cell table:style-name="ce2" table:formula="of:=[.K7]*0.1" office:value-type="currency" office:currency="USD" office:value="10000">
            <text:p>$10,000.00</text:p>
          </table:table-cell>
          <table:table-cell office:value-type="string">
            <text:p><text:s/>= d</text:p>
          </table:table-cell>
        </table:table-row>
        <table:table-row table:style-name="ro1">
          <table:table-cell table:number-columns-repeated="2"/>
          <table:table-cell office:value-type="string">
            <text:p>Sn=Sn-1+d</text:p>
          </table:table-cell>
          <table:table-cell office:value-type="string">
            <text:p><text:s/>= So+'N'*d</text:p>
          </table:table-cell>
          <table:table-cell/>
          <table:table-cell table:style-name="ce1"/>
          <table:table-cell table:style-name="ce1" office:value-type="string">
            <text:p>Sn=c*Sn-1</text:p>
          </table:table-cell>
          <table:table-cell office:value-type="string">
            <text:p>Sn=So*c^n</text:p>
          </table:table-cell>
          <table:table-cell/>
          <table:table-cell table:style-name="ce1"/>
          <table:table-cell table:style-name="ce1" office:value-type="string">
            <text:p>Sn=c*Sn-1+d</text:p>
          </table:table-cell>
          <table:table-cell office:value-type="string">
            <text:p>Sn=So*c^n+d*(1-c^n)/(1-c)</text:p>
          </table:table-cell>
        </table:table-row>
        <table:table-row table:style-name="ro1">
          <table:table-cell table:number-columns-repeated="2"/>
          <table:table-cell office:value-type="string">
            <text:p>Recursive</text:p>
          </table:table-cell>
          <table:table-cell office:value-type="string">
            <text:p>Closed Form</text:p>
          </table:table-cell>
          <table:table-cell/>
          <table:table-cell table:style-name="ce1"/>
          <table:table-cell table:style-name="ce1" office:value-type="string">
            <text:p>Recursive</text:p>
          </table:table-cell>
          <table:table-cell office:value-type="string">
            <text:p>Closed Form</text:p>
          </table:table-cell>
          <table:table-cell/>
          <table:table-cell table:style-name="ce1"/>
          <table:table-cell table:style-name="ce1" office:value-type="string">
            <text:p>Recursive</text:p>
          </table:table-cell>
          <table:table-cell office:value-type="string">
            <text:p>Closed Form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Sequence</text:p>
          </table:table-cell>
          <table:table-cell office:value-type="string">
            <text:p>Equation</text:p>
          </table:table-cell>
          <table:table-cell/>
          <table:table-cell table:style-name="ce1" office:value-type="string">
            <text:p>N</text:p>
          </table:table-cell>
          <table:table-cell table:style-name="ce1" office:value-type="string">
            <text:p>Sequence</text:p>
          </table:table-cell>
          <table:table-cell office:value-type="string">
            <text:p>Equation</text:p>
          </table:table-cell>
          <table:table-cell/>
          <table:table-cell table:style-name="ce1" office:value-type="string">
            <text:p>N</text:p>
          </table:table-cell>
          <table:table-cell table:style-name="ce1" office:value-type="string">
            <text:p>Sequence</text:p>
          </table:table-cell>
          <table:table-cell office:value-type="string">
            <text:p>Equation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100">
            <text:p>$100.00</text:p>
          </table:table-cell>
          <table:table-cell table:formula="of:=[.$C$7]+[.B14]*[.$C$8]" office:value-type="currency" office:currency="USD" office:value="100">
            <text:p>$100.00</text:p>
          </table:table-cell>
          <table:table-cell/>
          <table:table-cell table:style-name="ce1" office:value-type="float" office:value="0">
            <text:p>0</text:p>
          </table:table-cell>
          <table:table-cell table:style-name="ce1" table:formula="of:=[.G7]" office:value-type="currency" office:currency="USD" office:value="100">
            <text:p>$100.00</text:p>
          </table:table-cell>
          <table:table-cell table:formula="of:=[.$G$7]*[.$G$9]^[.F14]" office:value-type="currency" office:currency="USD" office:value="100">
            <text:p>$100.00</text:p>
          </table:table-cell>
          <table:table-cell/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4]+[.$C$8]" office:value-type="currency" office:currency="USD" office:value="110">
            <text:p>$110.00</text:p>
          </table:table-cell>
          <table:table-cell table:formula="of:=[.$C$7]+[.B15]*[.$C$8]" office:value-type="currency" office:currency="USD" office:value="110">
            <text:p>$110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[.G14]*[.$G$9]" office:value-type="currency" office:currency="USD" office:value="106">
            <text:p>$106.00</text:p>
          </table:table-cell>
          <table:table-cell table:formula="of:=[.$G$7]*[.$G$9]^[.F15]" office:value-type="currency" office:currency="USD" office:value="106">
            <text:p>$106.0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[.K14]*[.$K$9]+[.$K$10]" office:value-type="currency" office:currency="USD" office:value="10000">
            <text:p>$10,000.00</text:p>
          </table:table-cell>
          <table:table-cell table:formula="of:=[.$K$10]*(1-[.$K$9]^[.J15])/(1-[.$K$9])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5]+[.$C$8]" office:value-type="currency" office:currency="USD" office:value="120">
            <text:p>$120.00</text:p>
          </table:table-cell>
          <table:table-cell table:formula="of:=[.$C$7]+[.B16]*[.$C$8]" office:value-type="currency" office:currency="USD" office:value="120">
            <text:p>$120.00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formula="of:=[.G15]*[.$G$9]" office:value-type="currency" office:currency="USD" office:value="112.36">
            <text:p>$112.36</text:p>
          </table:table-cell>
          <table:table-cell table:formula="of:=[.$G$7]*[.$G$9]^[.F16]" office:value-type="currency" office:currency="USD" office:value="112.36">
            <text:p>$112.36</text:p>
          </table:table-cell>
          <table:table-cell/>
          <table:table-cell table:style-name="ce1" office:value-type="float" office:value="2">
            <text:p>2</text:p>
          </table:table-cell>
          <table:table-cell table:style-name="ce1" table:formula="of:=[.K15]*[.$K$9]+[.$K$10]" office:value-type="currency" office:currency="USD" office:value="20600">
            <text:p>$20,600.00</text:p>
          </table:table-cell>
          <table:table-cell table:formula="of:=[.$K$10]*(1-[.$K$9]^[.J16])/(1-[.$K$9])" office:value-type="currency" office:currency="USD" office:value="20600">
            <text:p>$20,6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6]+[.$C$8]" office:value-type="currency" office:currency="USD" office:value="130">
            <text:p>$130.00</text:p>
          </table:table-cell>
          <table:table-cell table:formula="of:=[.$C$7]+[.B17]*[.$C$8]" office:value-type="currency" office:currency="USD" office:value="130">
            <text:p>$130.00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formula="of:=[.G16]*[.$G$9]" office:value-type="currency" office:currency="USD" office:value="119.1016">
            <text:p>$119.10</text:p>
          </table:table-cell>
          <table:table-cell table:formula="of:=[.$G$7]*[.$G$9]^[.F17]" office:value-type="currency" office:currency="USD" office:value="119.1016">
            <text:p>$119.10</text:p>
          </table:table-cell>
          <table:table-cell/>
          <table:table-cell table:style-name="ce1" office:value-type="float" office:value="3">
            <text:p>3</text:p>
          </table:table-cell>
          <table:table-cell table:style-name="ce1" table:formula="of:=[.K16]*[.$K$9]+[.$K$10]" office:value-type="currency" office:currency="USD" office:value="31836">
            <text:p>$31,836.00</text:p>
          </table:table-cell>
          <table:table-cell table:formula="of:=[.$K$10]*(1-[.$K$9]^[.J17])/(1-[.$K$9])" office:value-type="currency" office:currency="USD" office:value="31836">
            <text:p>$31,836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7]+[.$C$8]" office:value-type="currency" office:currency="USD" office:value="140">
            <text:p>$140.00</text:p>
          </table:table-cell>
          <table:table-cell table:formula="of:=[.$C$7]+[.B18]*[.$C$8]" office:value-type="currency" office:currency="USD" office:value="140">
            <text:p>$140.00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formula="of:=[.G17]*[.$G$9]" office:value-type="currency" office:currency="USD" office:value="126.247696">
            <text:p>$126.25</text:p>
          </table:table-cell>
          <table:table-cell table:formula="of:=[.$G$7]*[.$G$9]^[.F18]" office:value-type="currency" office:currency="USD" office:value="126.247696">
            <text:p>$126.25</text:p>
          </table:table-cell>
          <table:table-cell/>
          <table:table-cell table:style-name="ce1" office:value-type="float" office:value="4">
            <text:p>4</text:p>
          </table:table-cell>
          <table:table-cell table:style-name="ce1" table:formula="of:=[.K17]*[.$K$9]+[.$K$10]" office:value-type="currency" office:currency="USD" office:value="43746.16">
            <text:p>$43,746.16</text:p>
          </table:table-cell>
          <table:table-cell table:formula="of:=[.$K$10]*(1-[.$K$9]^[.J18])/(1-[.$K$9])" office:value-type="currency" office:currency="USD" office:value="43746.16">
            <text:p>$43,746.1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8]+[.$C$8]" office:value-type="currency" office:currency="USD" office:value="150">
            <text:p>$150.00</text:p>
          </table:table-cell>
          <table:table-cell table:formula="of:=[.$C$7]+[.B19]*[.$C$8]" office:value-type="currency" office:currency="USD" office:value="150">
            <text:p>$150.00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formula="of:=[.G18]*[.$G$9]" office:value-type="currency" office:currency="USD" office:value="133.82255776">
            <text:p>$133.82</text:p>
          </table:table-cell>
          <table:table-cell table:formula="of:=[.$G$7]*[.$G$9]^[.F19]" office:value-type="currency" office:currency="USD" office:value="133.82255776">
            <text:p>$133.82</text:p>
          </table:table-cell>
          <table:table-cell/>
          <table:table-cell table:style-name="ce1" office:value-type="float" office:value="5">
            <text:p>5</text:p>
          </table:table-cell>
          <table:table-cell table:style-name="ce1" table:formula="of:=[.K18]*[.$K$9]+[.$K$10]" office:value-type="currency" office:currency="USD" office:value="56370.9296">
            <text:p>$56,370.93</text:p>
          </table:table-cell>
          <table:table-cell table:formula="of:=[.$K$10]*(1-[.$K$9]^[.J19])/(1-[.$K$9])" office:value-type="currency" office:currency="USD" office:value="56370.9296">
            <text:p>$56,370.9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9]+[.$C$8]" office:value-type="currency" office:currency="USD" office:value="160">
            <text:p>$160.00</text:p>
          </table:table-cell>
          <table:table-cell table:formula="of:=[.$C$7]+[.B20]*[.$C$8]" office:value-type="currency" office:currency="USD" office:value="160">
            <text:p>$160.00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formula="of:=[.G19]*[.$G$9]" office:value-type="currency" office:currency="USD" office:value="141.8519112256">
            <text:p>$141.85</text:p>
          </table:table-cell>
          <table:table-cell table:formula="of:=[.$G$7]*[.$G$9]^[.F20]" office:value-type="currency" office:currency="USD" office:value="141.8519112256">
            <text:p>$141.85</text:p>
          </table:table-cell>
          <table:table-cell/>
          <table:table-cell table:style-name="ce1" office:value-type="float" office:value="6">
            <text:p>6</text:p>
          </table:table-cell>
          <table:table-cell table:style-name="ce1" table:formula="of:=[.K19]*[.$K$9]+[.$K$10]" office:value-type="currency" office:currency="USD" office:value="69753.185376">
            <text:p>$69,753.19</text:p>
          </table:table-cell>
          <table:table-cell table:formula="of:=[.$K$10]*(1-[.$K$9]^[.J20])/(1-[.$K$9])" office:value-type="currency" office:currency="USD" office:value="69753.185376">
            <text:p>$69,753.1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0]+[.$C$8]" office:value-type="currency" office:currency="USD" office:value="170">
            <text:p>$170.00</text:p>
          </table:table-cell>
          <table:table-cell table:formula="of:=[.$C$7]+[.B21]*[.$C$8]" office:value-type="currency" office:currency="USD" office:value="170">
            <text:p>$170.00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formula="of:=[.G20]*[.$G$9]" office:value-type="currency" office:currency="USD" office:value="150.363025899136">
            <text:p>$150.36</text:p>
          </table:table-cell>
          <table:table-cell table:formula="of:=[.$G$7]*[.$G$9]^[.F21]" office:value-type="currency" office:currency="USD" office:value="150.363025899136">
            <text:p>$150.36</text:p>
          </table:table-cell>
          <table:table-cell/>
          <table:table-cell table:style-name="ce1" office:value-type="float" office:value="7">
            <text:p>7</text:p>
          </table:table-cell>
          <table:table-cell table:style-name="ce1" table:formula="of:=[.K20]*[.$K$9]+[.$K$10]" office:value-type="currency" office:currency="USD" office:value="83938.37649856">
            <text:p>$83,938.38</text:p>
          </table:table-cell>
          <table:table-cell table:formula="of:=[.$K$10]*(1-[.$K$9]^[.J21])/(1-[.$K$9])" office:value-type="currency" office:currency="USD" office:value="83938.37649856">
            <text:p>$83,938.3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1]+[.$C$8]" office:value-type="currency" office:currency="USD" office:value="180">
            <text:p>$180.00</text:p>
          </table:table-cell>
          <table:table-cell table:formula="of:=[.$C$7]+[.B22]*[.$C$8]" office:value-type="currency" office:currency="USD" office:value="180">
            <text:p>$180.00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formula="of:=[.G21]*[.$G$9]" office:value-type="currency" office:currency="USD" office:value="159.384807453084">
            <text:p>$159.38</text:p>
          </table:table-cell>
          <table:table-cell table:formula="of:=[.$G$7]*[.$G$9]^[.F22]" office:value-type="currency" office:currency="USD" office:value="159.384807453084">
            <text:p>$159.38</text:p>
          </table:table-cell>
          <table:table-cell/>
          <table:table-cell table:style-name="ce1" office:value-type="float" office:value="8">
            <text:p>8</text:p>
          </table:table-cell>
          <table:table-cell table:style-name="ce1" table:formula="of:=[.K21]*[.$K$9]+[.$K$10]" office:value-type="currency" office:currency="USD" office:value="98974.6790884736">
            <text:p>$98,974.68</text:p>
          </table:table-cell>
          <table:table-cell table:formula="of:=[.$K$10]*(1-[.$K$9]^[.J22])/(1-[.$K$9])" office:value-type="currency" office:currency="USD" office:value="98974.6790884736">
            <text:p>$98,974.6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2]+[.$C$8]" office:value-type="currency" office:currency="USD" office:value="190">
            <text:p>$190.00</text:p>
          </table:table-cell>
          <table:table-cell table:formula="of:=[.$C$7]+[.B23]*[.$C$8]" office:value-type="currency" office:currency="USD" office:value="190">
            <text:p>$190.00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formula="of:=[.G22]*[.$G$9]" office:value-type="currency" office:currency="USD" office:value="168.947895900269">
            <text:p>$168.95</text:p>
          </table:table-cell>
          <table:table-cell table:formula="of:=[.$G$7]*[.$G$9]^[.F23]" office:value-type="currency" office:currency="USD" office:value="168.947895900269">
            <text:p>$168.95</text:p>
          </table:table-cell>
          <table:table-cell/>
          <table:table-cell table:style-name="ce1" office:value-type="float" office:value="9">
            <text:p>9</text:p>
          </table:table-cell>
          <table:table-cell table:style-name="ce1" table:formula="of:=[.K22]*[.$K$9]+[.$K$10]" office:value-type="currency" office:currency="USD" office:value="114913.159833782">
            <text:p>$114,913.16</text:p>
          </table:table-cell>
          <table:table-cell table:formula="of:=[.$K$10]*(1-[.$K$9]^[.J23])/(1-[.$K$9])" office:value-type="currency" office:currency="USD" office:value="114913.159833782">
            <text:p>$114,913.1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3]+[.$C$8]" office:value-type="currency" office:currency="USD" office:value="200">
            <text:p>$200.00</text:p>
          </table:table-cell>
          <table:table-cell table:formula="of:=[.$C$7]+[.B24]*[.$C$8]" office:value-type="currency" office:currency="USD" office:value="200">
            <text:p>$200.00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formula="of:=[.G23]*[.$G$9]" office:value-type="currency" office:currency="USD" office:value="179.084769654285">
            <text:p>$179.08</text:p>
          </table:table-cell>
          <table:table-cell table:formula="of:=[.$G$7]*[.$G$9]^[.F24]" office:value-type="currency" office:currency="USD" office:value="179.084769654285">
            <text:p>$179.08</text:p>
          </table:table-cell>
          <table:table-cell/>
          <table:table-cell table:style-name="ce1" office:value-type="float" office:value="10">
            <text:p>10</text:p>
          </table:table-cell>
          <table:table-cell table:style-name="ce1" table:formula="of:=[.K23]*[.$K$9]+[.$K$10]" office:value-type="currency" office:currency="USD" office:value="131807.949423809">
            <text:p>$131,807.95</text:p>
          </table:table-cell>
          <table:table-cell table:formula="of:=[.$K$10]*(1-[.$K$9]^[.J24])/(1-[.$K$9])" office:value-type="currency" office:currency="USD" office:value="131807.949423809">
            <text:p>$131,807.9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4]+[.$C$8]" office:value-type="currency" office:currency="USD" office:value="210">
            <text:p>$210.00</text:p>
          </table:table-cell>
          <table:table-cell table:formula="of:=[.$C$7]+[.B25]*[.$C$8]" office:value-type="currency" office:currency="USD" office:value="210">
            <text:p>$210.00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formula="of:=[.G24]*[.$G$9]" office:value-type="currency" office:currency="USD" office:value="189.829855833543">
            <text:p>$189.83</text:p>
          </table:table-cell>
          <table:table-cell table:formula="of:=[.$G$7]*[.$G$9]^[.F25]" office:value-type="currency" office:currency="USD" office:value="189.829855833543">
            <text:p>$189.83</text:p>
          </table:table-cell>
          <table:table-cell/>
          <table:table-cell table:style-name="ce1" office:value-type="float" office:value="11">
            <text:p>11</text:p>
          </table:table-cell>
          <table:table-cell table:style-name="ce1" table:formula="of:=[.K24]*[.$K$9]+[.$K$10]" office:value-type="currency" office:currency="USD" office:value="149716.426389238">
            <text:p>$149,716.43</text:p>
          </table:table-cell>
          <table:table-cell table:formula="of:=[.$K$10]*(1-[.$K$9]^[.J25])/(1-[.$K$9])" office:value-type="currency" office:currency="USD" office:value="149716.426389238">
            <text:p>$149,716.4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5]+[.$C$8]" office:value-type="currency" office:currency="USD" office:value="220">
            <text:p>$220.00</text:p>
          </table:table-cell>
          <table:table-cell table:formula="of:=[.$C$7]+[.B26]*[.$C$8]" office:value-type="currency" office:currency="USD" office:value="220">
            <text:p>$220.00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formula="of:=[.G25]*[.$G$9]" office:value-type="currency" office:currency="USD" office:value="201.219647183555">
            <text:p>$201.22</text:p>
          </table:table-cell>
          <table:table-cell table:formula="of:=[.$G$7]*[.$G$9]^[.F26]" office:value-type="currency" office:currency="USD" office:value="201.219647183555">
            <text:p>$201.22</text:p>
          </table:table-cell>
          <table:table-cell/>
          <table:table-cell table:style-name="ce1" office:value-type="float" office:value="12">
            <text:p>12</text:p>
          </table:table-cell>
          <table:table-cell table:style-name="ce1" table:formula="of:=[.K25]*[.$K$9]+[.$K$10]" office:value-type="currency" office:currency="USD" office:value="168699.411972592">
            <text:p>$168,699.41</text:p>
          </table:table-cell>
          <table:table-cell table:formula="of:=[.$K$10]*(1-[.$K$9]^[.J26])/(1-[.$K$9])" office:value-type="currency" office:currency="USD" office:value="168699.411972592">
            <text:p>$168,699.4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6]+[.$C$8]" office:value-type="currency" office:currency="USD" office:value="230">
            <text:p>$230.00</text:p>
          </table:table-cell>
          <table:table-cell table:formula="of:=[.$C$7]+[.B27]*[.$C$8]" office:value-type="currency" office:currency="USD" office:value="230">
            <text:p>$230.00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formula="of:=[.G26]*[.$G$9]" office:value-type="currency" office:currency="USD" office:value="213.292826014568">
            <text:p>$213.29</text:p>
          </table:table-cell>
          <table:table-cell table:formula="of:=[.$G$7]*[.$G$9]^[.F27]" office:value-type="currency" office:currency="USD" office:value="213.292826014568">
            <text:p>$213.29</text:p>
          </table:table-cell>
          <table:table-cell/>
          <table:table-cell table:style-name="ce1" office:value-type="float" office:value="13">
            <text:p>13</text:p>
          </table:table-cell>
          <table:table-cell table:style-name="ce1" table:formula="of:=[.K26]*[.$K$9]+[.$K$10]" office:value-type="currency" office:currency="USD" office:value="188821.376690947">
            <text:p>$188,821.38</text:p>
          </table:table-cell>
          <table:table-cell table:formula="of:=[.$K$10]*(1-[.$K$9]^[.J27])/(1-[.$K$9])" office:value-type="currency" office:currency="USD" office:value="188821.376690947">
            <text:p>$188,821.3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7]+[.$C$8]" office:value-type="currency" office:currency="USD" office:value="240">
            <text:p>$240.00</text:p>
          </table:table-cell>
          <table:table-cell table:formula="of:=[.$C$7]+[.B28]*[.$C$8]" office:value-type="currency" office:currency="USD" office:value="240">
            <text:p>$240.00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formula="of:=[.G27]*[.$G$9]" office:value-type="currency" office:currency="USD" office:value="226.090395575443">
            <text:p>$226.09</text:p>
          </table:table-cell>
          <table:table-cell table:formula="of:=[.$G$7]*[.$G$9]^[.F28]" office:value-type="currency" office:currency="USD" office:value="226.090395575443">
            <text:p>$226.09</text:p>
          </table:table-cell>
          <table:table-cell/>
          <table:table-cell table:style-name="ce1" office:value-type="float" office:value="14">
            <text:p>14</text:p>
          </table:table-cell>
          <table:table-cell table:style-name="ce1" table:formula="of:=[.K27]*[.$K$9]+[.$K$10]" office:value-type="currency" office:currency="USD" office:value="210150.659292404">
            <text:p>$210,150.66</text:p>
          </table:table-cell>
          <table:table-cell table:formula="of:=[.$K$10]*(1-[.$K$9]^[.J28])/(1-[.$K$9])" office:value-type="currency" office:currency="USD" office:value="210150.659292404">
            <text:p>$210,150.6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8]+[.$C$8]" office:value-type="currency" office:currency="USD" office:value="250">
            <text:p>$250.00</text:p>
          </table:table-cell>
          <table:table-cell table:formula="of:=[.$C$7]+[.B29]*[.$C$8]" office:value-type="currency" office:currency="USD" office:value="250">
            <text:p>$250.00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formula="of:=[.G28]*[.$G$9]" office:value-type="currency" office:currency="USD" office:value="239.655819309969">
            <text:p>$239.66</text:p>
          </table:table-cell>
          <table:table-cell table:formula="of:=[.$G$7]*[.$G$9]^[.F29]" office:value-type="currency" office:currency="USD" office:value="239.655819309969">
            <text:p>$239.66</text:p>
          </table:table-cell>
          <table:table-cell/>
          <table:table-cell table:style-name="ce1" office:value-type="float" office:value="15">
            <text:p>15</text:p>
          </table:table-cell>
          <table:table-cell table:style-name="ce1" table:formula="of:=[.K28]*[.$K$9]+[.$K$10]" office:value-type="currency" office:currency="USD" office:value="232759.698849948">
            <text:p>$232,759.70</text:p>
          </table:table-cell>
          <table:table-cell table:formula="of:=[.$K$10]*(1-[.$K$9]^[.J29])/(1-[.$K$9])" office:value-type="currency" office:currency="USD" office:value="232759.698849948">
            <text:p>$232,759.7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9]+[.$C$8]" office:value-type="currency" office:currency="USD" office:value="260">
            <text:p>$260.00</text:p>
          </table:table-cell>
          <table:table-cell table:formula="of:=[.$C$7]+[.B30]*[.$C$8]" office:value-type="currency" office:currency="USD" office:value="260">
            <text:p>$260.00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formula="of:=[.G29]*[.$G$9]" office:value-type="currency" office:currency="USD" office:value="254.035168468567">
            <text:p>$254.04</text:p>
          </table:table-cell>
          <table:table-cell table:formula="of:=[.$G$7]*[.$G$9]^[.F30]" office:value-type="currency" office:currency="USD" office:value="254.035168468567">
            <text:p>$254.04</text:p>
          </table:table-cell>
          <table:table-cell/>
          <table:table-cell table:style-name="ce1" office:value-type="float" office:value="16">
            <text:p>16</text:p>
          </table:table-cell>
          <table:table-cell table:style-name="ce1" table:formula="of:=[.K29]*[.$K$9]+[.$K$10]" office:value-type="currency" office:currency="USD" office:value="256725.280780945">
            <text:p>$256,725.28</text:p>
          </table:table-cell>
          <table:table-cell table:formula="of:=[.$K$10]*(1-[.$K$9]^[.J30])/(1-[.$K$9])" office:value-type="currency" office:currency="USD" office:value="256725.280780945">
            <text:p>$256,725.2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0]+[.$C$8]" office:value-type="currency" office:currency="USD" office:value="270">
            <text:p>$270.00</text:p>
          </table:table-cell>
          <table:table-cell table:formula="of:=[.$C$7]+[.B31]*[.$C$8]" office:value-type="currency" office:currency="USD" office:value="270">
            <text:p>$270.00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formula="of:=[.G30]*[.$G$9]" office:value-type="currency" office:currency="USD" office:value="269.277278576681">
            <text:p>$269.28</text:p>
          </table:table-cell>
          <table:table-cell table:formula="of:=[.$G$7]*[.$G$9]^[.F31]" office:value-type="currency" office:currency="USD" office:value="269.277278576681">
            <text:p>$269.28</text:p>
          </table:table-cell>
          <table:table-cell/>
          <table:table-cell table:style-name="ce1" office:value-type="float" office:value="17">
            <text:p>17</text:p>
          </table:table-cell>
          <table:table-cell table:style-name="ce1" table:formula="of:=[.K30]*[.$K$9]+[.$K$10]" office:value-type="currency" office:currency="USD" office:value="282128.797627802">
            <text:p>$282,128.80</text:p>
          </table:table-cell>
          <table:table-cell table:formula="of:=[.$K$10]*(1-[.$K$9]^[.J31])/(1-[.$K$9])" office:value-type="currency" office:currency="USD" office:value="282128.797627802">
            <text:p>$282,128.8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1]+[.$C$8]" office:value-type="currency" office:currency="USD" office:value="280">
            <text:p>$280.00</text:p>
          </table:table-cell>
          <table:table-cell table:formula="of:=[.$C$7]+[.B32]*[.$C$8]" office:value-type="currency" office:currency="USD" office:value="280">
            <text:p>$280.00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formula="of:=[.G31]*[.$G$9]" office:value-type="currency" office:currency="USD" office:value="285.433915291282">
            <text:p>$285.43</text:p>
          </table:table-cell>
          <table:table-cell table:formula="of:=[.$G$7]*[.$G$9]^[.F32]" office:value-type="currency" office:currency="USD" office:value="285.433915291282">
            <text:p>$285.43</text:p>
          </table:table-cell>
          <table:table-cell/>
          <table:table-cell table:style-name="ce1" office:value-type="float" office:value="18">
            <text:p>18</text:p>
          </table:table-cell>
          <table:table-cell table:style-name="ce1" table:formula="of:=[.K31]*[.$K$9]+[.$K$10]" office:value-type="currency" office:currency="USD" office:value="309056.52548547">
            <text:p>$309,056.53</text:p>
          </table:table-cell>
          <table:table-cell table:formula="of:=[.$K$10]*(1-[.$K$9]^[.J32])/(1-[.$K$9])" office:value-type="currency" office:currency="USD" office:value="309056.52548547">
            <text:p>$309,056.5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2]+[.$C$8]" office:value-type="currency" office:currency="USD" office:value="290">
            <text:p>$290.00</text:p>
          </table:table-cell>
          <table:table-cell table:formula="of:=[.$C$7]+[.B33]*[.$C$8]" office:value-type="currency" office:currency="USD" office:value="290">
            <text:p>$290.00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formula="of:=[.G32]*[.$G$9]" office:value-type="currency" office:currency="USD" office:value="302.559950208759">
            <text:p>$302.56</text:p>
          </table:table-cell>
          <table:table-cell table:formula="of:=[.$G$7]*[.$G$9]^[.F33]" office:value-type="currency" office:currency="USD" office:value="302.559950208759">
            <text:p>$302.56</text:p>
          </table:table-cell>
          <table:table-cell/>
          <table:table-cell table:style-name="ce1" office:value-type="float" office:value="19">
            <text:p>19</text:p>
          </table:table-cell>
          <table:table-cell table:style-name="ce1" table:formula="of:=[.K32]*[.$K$9]+[.$K$10]" office:value-type="currency" office:currency="USD" office:value="337599.917014598">
            <text:p>$337,599.92</text:p>
          </table:table-cell>
          <table:table-cell table:formula="of:=[.$K$10]*(1-[.$K$9]^[.J33])/(1-[.$K$9])" office:value-type="currency" office:currency="USD" office:value="337599.917014598">
            <text:p>$337,599.9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3]+[.$C$8]" office:value-type="currency" office:currency="USD" office:value="300">
            <text:p>$300.00</text:p>
          </table:table-cell>
          <table:table-cell table:formula="of:=[.$C$7]+[.B34]*[.$C$8]" office:value-type="currency" office:currency="USD" office:value="300">
            <text:p>$300.00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formula="of:=[.G33]*[.$G$9]" office:value-type="currency" office:currency="USD" office:value="320.713547221285">
            <text:p>$320.71</text:p>
          </table:table-cell>
          <table:table-cell table:formula="of:=[.$G$7]*[.$G$9]^[.F34]" office:value-type="currency" office:currency="USD" office:value="320.713547221285">
            <text:p>$320.71</text:p>
          </table:table-cell>
          <table:table-cell/>
          <table:table-cell table:style-name="ce1" office:value-type="float" office:value="20">
            <text:p>20</text:p>
          </table:table-cell>
          <table:table-cell table:style-name="ce1" table:formula="of:=[.K33]*[.$K$9]+[.$K$10]" office:value-type="currency" office:currency="USD" office:value="367855.912035474">
            <text:p>$367,855.91</text:p>
          </table:table-cell>
          <table:table-cell table:formula="of:=[.$K$10]*(1-[.$K$9]^[.J34])/(1-[.$K$9])" office:value-type="currency" office:currency="USD" office:value="367855.912035474">
            <text:p>$367,855.9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4]+[.$C$8]" office:value-type="currency" office:currency="USD" office:value="310">
            <text:p>$310.00</text:p>
          </table:table-cell>
          <table:table-cell table:formula="of:=[.$C$7]+[.B35]*[.$C$8]" office:value-type="currency" office:currency="USD" office:value="310">
            <text:p>$310.00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formula="of:=[.G34]*[.$G$9]" office:value-type="currency" office:currency="USD" office:value="339.956360054562">
            <text:p>$339.96</text:p>
          </table:table-cell>
          <table:table-cell table:formula="of:=[.$G$7]*[.$G$9]^[.F35]" office:value-type="currency" office:currency="USD" office:value="339.956360054562">
            <text:p>$339.96</text:p>
          </table:table-cell>
          <table:table-cell/>
          <table:table-cell table:style-name="ce1" office:value-type="float" office:value="21">
            <text:p>21</text:p>
          </table:table-cell>
          <table:table-cell table:style-name="ce1" table:formula="of:=[.K34]*[.$K$9]+[.$K$10]" office:value-type="currency" office:currency="USD" office:value="399927.266757603">
            <text:p>$399,927.27</text:p>
          </table:table-cell>
          <table:table-cell table:formula="of:=[.$K$10]*(1-[.$K$9]^[.J35])/(1-[.$K$9])" office:value-type="currency" office:currency="USD" office:value="399927.266757603">
            <text:p>$399,927.2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5]+[.$C$8]" office:value-type="currency" office:currency="USD" office:value="320">
            <text:p>$320.00</text:p>
          </table:table-cell>
          <table:table-cell table:formula="of:=[.$C$7]+[.B36]*[.$C$8]" office:value-type="currency" office:currency="USD" office:value="320">
            <text:p>$320.00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formula="of:=[.G35]*[.$G$9]" office:value-type="currency" office:currency="USD" office:value="360.353741657836">
            <text:p>$360.35</text:p>
          </table:table-cell>
          <table:table-cell table:formula="of:=[.$G$7]*[.$G$9]^[.F36]" office:value-type="currency" office:currency="USD" office:value="360.353741657836">
            <text:p>$360.35</text:p>
          </table:table-cell>
          <table:table-cell/>
          <table:table-cell table:style-name="ce1" office:value-type="float" office:value="22">
            <text:p>22</text:p>
          </table:table-cell>
          <table:table-cell table:style-name="ce1" table:formula="of:=[.K35]*[.$K$9]+[.$K$10]" office:value-type="currency" office:currency="USD" office:value="433922.902763059">
            <text:p>$433,922.90</text:p>
          </table:table-cell>
          <table:table-cell table:formula="of:=[.$K$10]*(1-[.$K$9]^[.J36])/(1-[.$K$9])" office:value-type="currency" office:currency="USD" office:value="433922.902763059">
            <text:p>$433,922.9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6]+[.$C$8]" office:value-type="currency" office:currency="USD" office:value="330">
            <text:p>$330.00</text:p>
          </table:table-cell>
          <table:table-cell table:formula="of:=[.$C$7]+[.B37]*[.$C$8]" office:value-type="currency" office:currency="USD" office:value="330">
            <text:p>$330.00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formula="of:=[.G36]*[.$G$9]" office:value-type="currency" office:currency="USD" office:value="381.974966157306">
            <text:p>$381.97</text:p>
          </table:table-cell>
          <table:table-cell table:formula="of:=[.$G$7]*[.$G$9]^[.F37]" office:value-type="currency" office:currency="USD" office:value="381.974966157306">
            <text:p>$381.97</text:p>
          </table:table-cell>
          <table:table-cell/>
          <table:table-cell table:style-name="ce1" office:value-type="float" office:value="23">
            <text:p>23</text:p>
          </table:table-cell>
          <table:table-cell table:style-name="ce1" table:formula="of:=[.K36]*[.$K$9]+[.$K$10]" office:value-type="currency" office:currency="USD" office:value="469958.276928843">
            <text:p>$469,958.28</text:p>
          </table:table-cell>
          <table:table-cell table:formula="of:=[.$K$10]*(1-[.$K$9]^[.J37])/(1-[.$K$9])" office:value-type="currency" office:currency="USD" office:value="469958.276928843">
            <text:p>$469,958.2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7]+[.$C$8]" office:value-type="currency" office:currency="USD" office:value="340">
            <text:p>$340.00</text:p>
          </table:table-cell>
          <table:table-cell table:formula="of:=[.$C$7]+[.B38]*[.$C$8]" office:value-type="currency" office:currency="USD" office:value="340">
            <text:p>$340.00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formula="of:=[.G37]*[.$G$9]" office:value-type="currency" office:currency="USD" office:value="404.893464126744">
            <text:p>$404.89</text:p>
          </table:table-cell>
          <table:table-cell table:formula="of:=[.$G$7]*[.$G$9]^[.F38]" office:value-type="currency" office:currency="USD" office:value="404.893464126744">
            <text:p>$404.89</text:p>
          </table:table-cell>
          <table:table-cell/>
          <table:table-cell table:style-name="ce1" office:value-type="float" office:value="24">
            <text:p>24</text:p>
          </table:table-cell>
          <table:table-cell table:style-name="ce1" table:formula="of:=[.K37]*[.$K$9]+[.$K$10]" office:value-type="currency" office:currency="USD" office:value="508155.773544573">
            <text:p>$508,155.77</text:p>
          </table:table-cell>
          <table:table-cell table:formula="of:=[.$K$10]*(1-[.$K$9]^[.J38])/(1-[.$K$9])" office:value-type="currency" office:currency="USD" office:value="508155.773544573">
            <text:p>$508,155.7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8]+[.$C$8]" office:value-type="currency" office:currency="USD" office:value="350">
            <text:p>$350.00</text:p>
          </table:table-cell>
          <table:table-cell table:formula="of:=[.$C$7]+[.B39]*[.$C$8]" office:value-type="currency" office:currency="USD" office:value="350">
            <text:p>$350.00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formula="of:=[.G38]*[.$G$9]" office:value-type="currency" office:currency="USD" office:value="429.187071974349">
            <text:p>$429.19</text:p>
          </table:table-cell>
          <table:table-cell table:formula="of:=[.$G$7]*[.$G$9]^[.F39]" office:value-type="currency" office:currency="USD" office:value="429.187071974349">
            <text:p>$429.19</text:p>
          </table:table-cell>
          <table:table-cell/>
          <table:table-cell table:style-name="ce1" office:value-type="float" office:value="25">
            <text:p>25</text:p>
          </table:table-cell>
          <table:table-cell table:style-name="ce1" table:formula="of:=[.K38]*[.$K$9]+[.$K$10]" office:value-type="currency" office:currency="USD" office:value="548645.119957248">
            <text:p>$548,645.12</text:p>
          </table:table-cell>
          <table:table-cell table:formula="of:=[.$K$10]*(1-[.$K$9]^[.J39])/(1-[.$K$9])" office:value-type="currency" office:currency="USD" office:value="548645.119957248">
            <text:p>$548,645.1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9]+[.$C$8]" office:value-type="currency" office:currency="USD" office:value="360">
            <text:p>$360.00</text:p>
          </table:table-cell>
          <table:table-cell table:formula="of:=[.$C$7]+[.B40]*[.$C$8]" office:value-type="currency" office:currency="USD" office:value="360">
            <text:p>$360.00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formula="of:=[.G39]*[.$G$9]" office:value-type="currency" office:currency="USD" office:value="454.93829629281">
            <text:p>$454.94</text:p>
          </table:table-cell>
          <table:table-cell table:formula="of:=[.$G$7]*[.$G$9]^[.F40]" office:value-type="currency" office:currency="USD" office:value="454.93829629281">
            <text:p>$454.94</text:p>
          </table:table-cell>
          <table:table-cell/>
          <table:table-cell table:style-name="ce1" office:value-type="float" office:value="26">
            <text:p>26</text:p>
          </table:table-cell>
          <table:table-cell table:style-name="ce1" table:formula="of:=[.K39]*[.$K$9]+[.$K$10]" office:value-type="currency" office:currency="USD" office:value="591563.827154682">
            <text:p>$591,563.83</text:p>
          </table:table-cell>
          <table:table-cell table:formula="of:=[.$K$10]*(1-[.$K$9]^[.J40])/(1-[.$K$9])" office:value-type="currency" office:currency="USD" office:value="591563.827154682">
            <text:p>$591,563.83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0]+[.$C$8]" office:value-type="currency" office:currency="USD" office:value="370">
            <text:p>$370.00</text:p>
          </table:table-cell>
          <table:table-cell table:formula="of:=[.$C$7]+[.B41]*[.$C$8]" office:value-type="currency" office:currency="USD" office:value="370">
            <text:p>$370.00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formula="of:=[.G40]*[.$G$9]" office:value-type="currency" office:currency="USD" office:value="482.234594070378">
            <text:p>$482.23</text:p>
          </table:table-cell>
          <table:table-cell table:formula="of:=[.$G$7]*[.$G$9]^[.F41]" office:value-type="currency" office:currency="USD" office:value="482.234594070378">
            <text:p>$482.23</text:p>
          </table:table-cell>
          <table:table-cell/>
          <table:table-cell table:style-name="ce1" office:value-type="float" office:value="27">
            <text:p>27</text:p>
          </table:table-cell>
          <table:table-cell table:style-name="ce1" table:formula="of:=[.K40]*[.$K$9]+[.$K$10]" office:value-type="currency" office:currency="USD" office:value="637057.656783963">
            <text:p>$637,057.66</text:p>
          </table:table-cell>
          <table:table-cell table:formula="of:=[.$K$10]*(1-[.$K$9]^[.J41])/(1-[.$K$9])" office:value-type="currency" office:currency="USD" office:value="637057.656783963">
            <text:p>$637,057.66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1]+[.$C$8]" office:value-type="currency" office:currency="USD" office:value="380">
            <text:p>$380.00</text:p>
          </table:table-cell>
          <table:table-cell table:formula="of:=[.$C$7]+[.B42]*[.$C$8]" office:value-type="currency" office:currency="USD" office:value="380">
            <text:p>$380.00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formula="of:=[.G41]*[.$G$9]" office:value-type="currency" office:currency="USD" office:value="511.168669714601">
            <text:p>$511.17</text:p>
          </table:table-cell>
          <table:table-cell table:formula="of:=[.$G$7]*[.$G$9]^[.F42]" office:value-type="currency" office:currency="USD" office:value="511.168669714601">
            <text:p>$511.17</text:p>
          </table:table-cell>
          <table:table-cell/>
          <table:table-cell table:style-name="ce1" office:value-type="float" office:value="28">
            <text:p>28</text:p>
          </table:table-cell>
          <table:table-cell table:style-name="ce1" table:formula="of:=[.K41]*[.$K$9]+[.$K$10]" office:value-type="currency" office:currency="USD" office:value="685281.116191001">
            <text:p>$685,281.12</text:p>
          </table:table-cell>
          <table:table-cell table:formula="of:=[.$K$10]*(1-[.$K$9]^[.J42])/(1-[.$K$9])" office:value-type="currency" office:currency="USD" office:value="685281.116191001">
            <text:p>$685,281.12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2]+[.$C$8]" office:value-type="currency" office:currency="USD" office:value="390">
            <text:p>$390.00</text:p>
          </table:table-cell>
          <table:table-cell table:formula="of:=[.$C$7]+[.B43]*[.$C$8]" office:value-type="currency" office:currency="USD" office:value="390">
            <text:p>$390.00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formula="of:=[.G42]*[.$G$9]" office:value-type="currency" office:currency="USD" office:value="541.838789897477">
            <text:p>$541.84</text:p>
          </table:table-cell>
          <table:table-cell table:formula="of:=[.$G$7]*[.$G$9]^[.F43]" office:value-type="currency" office:currency="USD" office:value="541.838789897477">
            <text:p>$541.84</text:p>
          </table:table-cell>
          <table:table-cell/>
          <table:table-cell table:style-name="ce1" office:value-type="float" office:value="29">
            <text:p>29</text:p>
          </table:table-cell>
          <table:table-cell table:style-name="ce1" table:formula="of:=[.K42]*[.$K$9]+[.$K$10]" office:value-type="currency" office:currency="USD" office:value="736397.983162461">
            <text:p>$736,397.98</text:p>
          </table:table-cell>
          <table:table-cell table:formula="of:=[.$K$10]*(1-[.$K$9]^[.J43])/(1-[.$K$9])" office:value-type="currency" office:currency="USD" office:value="736397.983162461">
            <text:p>$736,397.9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3]+[.$C$8]" office:value-type="currency" office:currency="USD" office:value="400">
            <text:p>$400.00</text:p>
          </table:table-cell>
          <table:table-cell table:formula="of:=[.$C$7]+[.B44]*[.$C$8]" office:value-type="currency" office:currency="USD" office:value="400">
            <text:p>$400.00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formula="of:=[.G43]*[.$G$9]" office:value-type="currency" office:currency="USD" office:value="574.349117291326">
            <text:p>$574.35</text:p>
          </table:table-cell>
          <table:table-cell table:formula="of:=[.$G$7]*[.$G$9]^[.F44]" office:value-type="currency" office:currency="USD" office:value="574.349117291326">
            <text:p>$574.35</text:p>
          </table:table-cell>
          <table:table-cell/>
          <table:table-cell table:style-name="ce1" office:value-type="float" office:value="30">
            <text:p>30</text:p>
          </table:table-cell>
          <table:table-cell table:style-name="ce1" table:formula="of:=[.K43]*[.$K$9]+[.$K$10]" office:value-type="currency" office:currency="USD" office:value="790581.862152209">
            <text:p>$790,581.86</text:p>
          </table:table-cell>
          <table:table-cell table:formula="of:=[.$K$10]*(1-[.$K$9]^[.J44])/(1-[.$K$9])" office:value-type="currency" office:currency="USD" office:value="790581.862152209">
            <text:p>$790,581.86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4]+[.$C$8]" office:value-type="currency" office:currency="USD" office:value="410">
            <text:p>$410.00</text:p>
          </table:table-cell>
          <table:table-cell table:formula="of:=[.$C$7]+[.B45]*[.$C$8]" office:value-type="currency" office:currency="USD" office:value="410">
            <text:p>$410.00</text:p>
          </table:table-cell>
          <table:table-cell/>
          <table:table-cell table:style-name="ce1" office:value-type="float" office:value="31">
            <text:p>31</text:p>
          </table:table-cell>
          <table:table-cell table:style-name="ce1" table:formula="of:=[.G44]*[.$G$9]" office:value-type="currency" office:currency="USD" office:value="608.810064328806">
            <text:p>$608.81</text:p>
          </table:table-cell>
          <table:table-cell table:formula="of:=[.$G$7]*[.$G$9]^[.F45]" office:value-type="currency" office:currency="USD" office:value="608.810064328805">
            <text:p>$608.81</text:p>
          </table:table-cell>
          <table:table-cell/>
          <table:table-cell table:style-name="ce1" office:value-type="float" office:value="31">
            <text:p>31</text:p>
          </table:table-cell>
          <table:table-cell table:style-name="ce1" table:formula="of:=[.K44]*[.$K$9]+[.$K$10]" office:value-type="currency" office:currency="USD" office:value="848016.773881342">
            <text:p>$848,016.77</text:p>
          </table:table-cell>
          <table:table-cell table:formula="of:=[.$K$10]*(1-[.$K$9]^[.J45])/(1-[.$K$9])" office:value-type="currency" office:currency="USD" office:value="848016.773881342">
            <text:p>$848,016.7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5]+[.$C$8]" office:value-type="currency" office:currency="USD" office:value="420">
            <text:p>$420.00</text:p>
          </table:table-cell>
          <table:table-cell table:formula="of:=[.$C$7]+[.B46]*[.$C$8]" office:value-type="currency" office:currency="USD" office:value="420">
            <text:p>$420.00</text:p>
          </table:table-cell>
          <table:table-cell/>
          <table:table-cell table:style-name="ce1" office:value-type="float" office:value="32">
            <text:p>32</text:p>
          </table:table-cell>
          <table:table-cell table:style-name="ce1" table:formula="of:=[.G45]*[.$G$9]" office:value-type="currency" office:currency="USD" office:value="645.338668188534">
            <text:p>$645.34</text:p>
          </table:table-cell>
          <table:table-cell table:formula="of:=[.$G$7]*[.$G$9]^[.F46]" office:value-type="currency" office:currency="USD" office:value="645.338668188534">
            <text:p>$645.34</text:p>
          </table:table-cell>
          <table:table-cell/>
          <table:table-cell table:style-name="ce1" office:value-type="float" office:value="32">
            <text:p>32</text:p>
          </table:table-cell>
          <table:table-cell table:style-name="ce1" table:formula="of:=[.K45]*[.$K$9]+[.$K$10]" office:value-type="currency" office:currency="USD" office:value="908897.780314222">
            <text:p>$908,897.78</text:p>
          </table:table-cell>
          <table:table-cell table:formula="of:=[.$K$10]*(1-[.$K$9]^[.J46])/(1-[.$K$9])" office:value-type="currency" office:currency="USD" office:value="908897.780314222">
            <text:p>$908,897.7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6]+[.$C$8]" office:value-type="currency" office:currency="USD" office:value="430">
            <text:p>$430.00</text:p>
          </table:table-cell>
          <table:table-cell table:formula="of:=[.$C$7]+[.B47]*[.$C$8]" office:value-type="currency" office:currency="USD" office:value="430">
            <text:p>$430.00</text:p>
          </table:table-cell>
          <table:table-cell/>
          <table:table-cell table:style-name="ce1" office:value-type="float" office:value="33">
            <text:p>33</text:p>
          </table:table-cell>
          <table:table-cell table:style-name="ce1" table:formula="of:=[.G46]*[.$G$9]" office:value-type="currency" office:currency="USD" office:value="684.058988279846">
            <text:p>$684.06</text:p>
          </table:table-cell>
          <table:table-cell table:formula="of:=[.$G$7]*[.$G$9]^[.F47]" office:value-type="currency" office:currency="USD" office:value="684.058988279846">
            <text:p>$684.06</text:p>
          </table:table-cell>
          <table:table-cell/>
          <table:table-cell table:style-name="ce1" office:value-type="float" office:value="33">
            <text:p>33</text:p>
          </table:table-cell>
          <table:table-cell table:style-name="ce1" table:formula="of:=[.K46]*[.$K$9]+[.$K$10]" office:value-type="currency" office:currency="USD" office:value="973431.647133076">
            <text:p>$973,431.65</text:p>
          </table:table-cell>
          <table:table-cell table:formula="of:=[.$K$10]*(1-[.$K$9]^[.J47])/(1-[.$K$9])" office:value-type="currency" office:currency="USD" office:value="973431.647133076">
            <text:p>$973,431.6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7]+[.$C$8]" office:value-type="currency" office:currency="USD" office:value="440">
            <text:p>$440.00</text:p>
          </table:table-cell>
          <table:table-cell table:formula="of:=[.$C$7]+[.B48]*[.$C$8]" office:value-type="currency" office:currency="USD" office:value="440">
            <text:p>$440.00</text:p>
          </table:table-cell>
          <table:table-cell/>
          <table:table-cell table:style-name="ce1" office:value-type="float" office:value="34">
            <text:p>34</text:p>
          </table:table-cell>
          <table:table-cell table:style-name="ce1" table:formula="of:=[.G47]*[.$G$9]" office:value-type="currency" office:currency="USD" office:value="725.102527576637">
            <text:p>$725.10</text:p>
          </table:table-cell>
          <table:table-cell table:formula="of:=[.$G$7]*[.$G$9]^[.F48]" office:value-type="currency" office:currency="USD" office:value="725.102527576637">
            <text:p>$725.10</text:p>
          </table:table-cell>
          <table:table-cell/>
          <table:table-cell table:style-name="ce1" office:value-type="float" office:value="34">
            <text:p>34</text:p>
          </table:table-cell>
          <table:table-cell table:style-name="ce1" table:formula="of:=[.K47]*[.$K$9]+[.$K$10]" office:value-type="currency" office:currency="USD" office:value="1041837.54596106">
            <text:p>$1,041,837.55</text:p>
          </table:table-cell>
          <table:table-cell table:formula="of:=[.$K$10]*(1-[.$K$9]^[.J48])/(1-[.$K$9])" office:value-type="currency" office:currency="USD" office:value="1041837.54596106">
            <text:p>$1,041,837.5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8]+[.$C$8]" office:value-type="currency" office:currency="USD" office:value="450">
            <text:p>$450.00</text:p>
          </table:table-cell>
          <table:table-cell table:formula="of:=[.$C$7]+[.B49]*[.$C$8]" office:value-type="currency" office:currency="USD" office:value="450">
            <text:p>$450.00</text:p>
          </table:table-cell>
          <table:table-cell/>
          <table:table-cell table:style-name="ce1" office:value-type="float" office:value="35">
            <text:p>35</text:p>
          </table:table-cell>
          <table:table-cell table:style-name="ce1" table:formula="of:=[.G48]*[.$G$9]" office:value-type="currency" office:currency="USD" office:value="768.608679231235">
            <text:p>$768.61</text:p>
          </table:table-cell>
          <table:table-cell table:formula="of:=[.$G$7]*[.$G$9]^[.F49]" office:value-type="currency" office:currency="USD" office:value="768.608679231235">
            <text:p>$768.61</text:p>
          </table:table-cell>
          <table:table-cell/>
          <table:table-cell table:style-name="ce1" office:value-type="float" office:value="35">
            <text:p>35</text:p>
          </table:table-cell>
          <table:table-cell table:style-name="ce1" table:formula="of:=[.K48]*[.$K$9]+[.$K$10]" office:value-type="currency" office:currency="USD" office:value="1114347.79871872">
            <text:p>$1,114,347.80</text:p>
          </table:table-cell>
          <table:table-cell table:formula="of:=[.$K$10]*(1-[.$K$9]^[.J49])/(1-[.$K$9])" office:value-type="currency" office:currency="USD" office:value="1114347.79871872">
            <text:p>$1,114,347.8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9]+[.$C$8]" office:value-type="currency" office:currency="USD" office:value="460">
            <text:p>$460.00</text:p>
          </table:table-cell>
          <table:table-cell table:formula="of:=[.$C$7]+[.B50]*[.$C$8]" office:value-type="currency" office:currency="USD" office:value="460">
            <text:p>$460.00</text:p>
          </table:table-cell>
          <table:table-cell/>
          <table:table-cell table:style-name="ce1" office:value-type="float" office:value="36">
            <text:p>36</text:p>
          </table:table-cell>
          <table:table-cell table:style-name="ce1" table:formula="of:=[.G49]*[.$G$9]" office:value-type="currency" office:currency="USD" office:value="814.725199985109">
            <text:p>$814.73</text:p>
          </table:table-cell>
          <table:table-cell table:formula="of:=[.$G$7]*[.$G$9]^[.F50]" office:value-type="currency" office:currency="USD" office:value="814.725199985109">
            <text:p>$814.73</text:p>
          </table:table-cell>
          <table:table-cell/>
          <table:table-cell table:style-name="ce1" office:value-type="float" office:value="36">
            <text:p>36</text:p>
          </table:table-cell>
          <table:table-cell table:style-name="ce1" table:formula="of:=[.K49]*[.$K$9]+[.$K$10]" office:value-type="currency" office:currency="USD" office:value="1191208.66664185">
            <text:p>$1,191,208.67</text:p>
          </table:table-cell>
          <table:table-cell table:formula="of:=[.$K$10]*(1-[.$K$9]^[.J50])/(1-[.$K$9])" office:value-type="currency" office:currency="USD" office:value="1191208.66664185">
            <text:p>$1,191,208.67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50]+[.$C$8]" office:value-type="currency" office:currency="USD" office:value="470">
            <text:p>$470.00</text:p>
          </table:table-cell>
          <table:table-cell table:formula="of:=[.$C$7]+[.B51]*[.$C$8]" office:value-type="currency" office:currency="USD" office:value="470">
            <text:p>$470.00</text:p>
          </table:table-cell>
          <table:table-cell/>
          <table:table-cell table:style-name="ce1" office:value-type="float" office:value="37">
            <text:p>37</text:p>
          </table:table-cell>
          <table:table-cell table:style-name="ce1" table:formula="of:=[.G50]*[.$G$9]" office:value-type="currency" office:currency="USD" office:value="863.608711984216">
            <text:p>$863.61</text:p>
          </table:table-cell>
          <table:table-cell table:formula="of:=[.$G$7]*[.$G$9]^[.F51]" office:value-type="currency" office:currency="USD" office:value="863.608711984216">
            <text:p>$863.61</text:p>
          </table:table-cell>
          <table:table-cell/>
          <table:table-cell table:style-name="ce1" office:value-type="float" office:value="37">
            <text:p>37</text:p>
          </table:table-cell>
          <table:table-cell table:style-name="ce1" table:formula="of:=[.K50]*[.$K$9]+[.$K$10]" office:value-type="currency" office:currency="USD" office:value="1272681.18664036">
            <text:p>$1,272,681.19</text:p>
          </table:table-cell>
          <table:table-cell table:formula="of:=[.$K$10]*(1-[.$K$9]^[.J51])/(1-[.$K$9])" office:value-type="currency" office:currency="USD" office:value="1272681.18664036">
            <text:p>$1,272,681.1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51]+[.$C$8]" office:value-type="currency" office:currency="USD" office:value="480">
            <text:p>$480.00</text:p>
          </table:table-cell>
          <table:table-cell table:formula="of:=[.$C$7]+[.B52]*[.$C$8]" office:value-type="currency" office:currency="USD" office:value="480">
            <text:p>$480.00</text:p>
          </table:table-cell>
          <table:table-cell/>
          <table:table-cell table:style-name="ce1" office:value-type="float" office:value="38">
            <text:p>38</text:p>
          </table:table-cell>
          <table:table-cell table:style-name="ce1" table:formula="of:=[.G51]*[.$G$9]" office:value-type="currency" office:currency="USD" office:value="915.425234703269">
            <text:p>$915.43</text:p>
          </table:table-cell>
          <table:table-cell table:formula="of:=[.$G$7]*[.$G$9]^[.F52]" office:value-type="currency" office:currency="USD" office:value="915.425234703269">
            <text:p>$915.43</text:p>
          </table:table-cell>
          <table:table-cell/>
          <table:table-cell table:style-name="ce1" office:value-type="float" office:value="38">
            <text:p>38</text:p>
          </table:table-cell>
          <table:table-cell table:style-name="ce1" table:formula="of:=[.K51]*[.$K$9]+[.$K$10]" office:value-type="currency" office:currency="USD" office:value="1359042.05783878">
            <text:p>$1,359,042.06</text:p>
          </table:table-cell>
          <table:table-cell table:formula="of:=[.$K$10]*(1-[.$K$9]^[.J52])/(1-[.$K$9])" office:value-type="currency" office:currency="USD" office:value="1359042.05783878">
            <text:p>$1,359,042.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52]+[.$C$8]" office:value-type="currency" office:currency="USD" office:value="490">
            <text:p>$490.00</text:p>
          </table:table-cell>
          <table:table-cell table:formula="of:=[.$C$7]+[.B53]*[.$C$8]" office:value-type="currency" office:currency="USD" office:value="490">
            <text:p>$490.00</text:p>
          </table:table-cell>
          <table:table-cell/>
          <table:table-cell table:style-name="ce1" office:value-type="float" office:value="39">
            <text:p>39</text:p>
          </table:table-cell>
          <table:table-cell table:style-name="ce1" table:formula="of:=[.G52]*[.$G$9]" office:value-type="currency" office:currency="USD" office:value="970.350748785465">
            <text:p>$970.35</text:p>
          </table:table-cell>
          <table:table-cell table:formula="of:=[.$G$7]*[.$G$9]^[.F53]" office:value-type="currency" office:currency="USD" office:value="970.350748785465">
            <text:p>$970.35</text:p>
          </table:table-cell>
          <table:table-cell/>
          <table:table-cell table:style-name="ce1" office:value-type="float" office:value="39">
            <text:p>39</text:p>
          </table:table-cell>
          <table:table-cell table:style-name="ce1" table:formula="of:=[.K52]*[.$K$9]+[.$K$10]" office:value-type="currency" office:currency="USD" office:value="1450584.58130911">
            <text:p>$1,450,584.58</text:p>
          </table:table-cell>
          <table:table-cell table:formula="of:=[.$K$10]*(1-[.$K$9]^[.J53])/(1-[.$K$9])" office:value-type="currency" office:currency="USD" office:value="1450584.58130911">
            <text:p>$1,450,584.5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3]+[.$C$8]" office:value-type="currency" office:currency="USD" office:value="500">
            <text:p>$500.00</text:p>
          </table:table-cell>
          <table:table-cell table:formula="of:=[.$C$7]+[.B54]*[.$C$8]" office:value-type="currency" office:currency="USD" office:value="500">
            <text:p>$500.00</text:p>
          </table:table-cell>
          <table:table-cell/>
          <table:table-cell table:style-name="ce1" office:value-type="float" office:value="40">
            <text:p>40</text:p>
          </table:table-cell>
          <table:table-cell table:style-name="ce1" table:formula="of:=[.G53]*[.$G$9]" office:value-type="currency" office:currency="USD" office:value="1028.57179371259">
            <text:p>$1,028.57</text:p>
          </table:table-cell>
          <table:table-cell table:formula="of:=[.$G$7]*[.$G$9]^[.F54]" office:value-type="currency" office:currency="USD" office:value="1028.57179371259">
            <text:p>$1,028.57</text:p>
          </table:table-cell>
          <table:table-cell/>
          <table:table-cell table:style-name="ce1" office:value-type="float" office:value="40">
            <text:p>40</text:p>
          </table:table-cell>
          <table:table-cell table:style-name="ce1" table:formula="of:=[.K53]*[.$K$9]+[.$K$10]" office:value-type="currency" office:currency="USD" office:value="1547619.65618765">
            <text:p>$1,547,619.66</text:p>
          </table:table-cell>
          <table:table-cell table:formula="of:=[.$K$10]*(1-[.$K$9]^[.J54])/(1-[.$K$9])" office:value-type="currency" office:currency="USD" office:value="1547619.65618765">
            <text:p>$1,547,619.6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4]+[.$C$8]" office:value-type="currency" office:currency="USD" office:value="510">
            <text:p>$510.00</text:p>
          </table:table-cell>
          <table:table-cell table:formula="of:=[.$C$7]+[.B55]*[.$C$8]" office:value-type="currency" office:currency="USD" office:value="510">
            <text:p>$510.00</text:p>
          </table:table-cell>
          <table:table-cell/>
          <table:table-cell table:style-name="ce1" office:value-type="float" office:value="41">
            <text:p>41</text:p>
          </table:table-cell>
          <table:table-cell table:style-name="ce1" table:formula="of:=[.G54]*[.$G$9]" office:value-type="currency" office:currency="USD" office:value="1090.28610133535">
            <text:p>$1,090.29</text:p>
          </table:table-cell>
          <table:table-cell table:formula="of:=[.$G$7]*[.$G$9]^[.F55]" office:value-type="currency" office:currency="USD" office:value="1090.28610133535">
            <text:p>$1,090.29</text:p>
          </table:table-cell>
          <table:table-cell/>
          <table:table-cell table:style-name="ce1" office:value-type="float" office:value="41">
            <text:p>41</text:p>
          </table:table-cell>
          <table:table-cell table:style-name="ce1" table:formula="of:=[.K54]*[.$K$9]+[.$K$10]" office:value-type="currency" office:currency="USD" office:value="1650476.83555891">
            <text:p>$1,650,476.84</text:p>
          </table:table-cell>
          <table:table-cell table:formula="of:=[.$K$10]*(1-[.$K$9]^[.J55])/(1-[.$K$9])" office:value-type="currency" office:currency="USD" office:value="1650476.83555891">
            <text:p>$1,650,476.84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5]+[.$C$8]" office:value-type="currency" office:currency="USD" office:value="520">
            <text:p>$520.00</text:p>
          </table:table-cell>
          <table:table-cell table:formula="of:=[.$C$7]+[.B56]*[.$C$8]" office:value-type="currency" office:currency="USD" office:value="520">
            <text:p>$520.00</text:p>
          </table:table-cell>
          <table:table-cell/>
          <table:table-cell table:style-name="ce1" office:value-type="float" office:value="42">
            <text:p>42</text:p>
          </table:table-cell>
          <table:table-cell table:style-name="ce1" table:formula="of:=[.G55]*[.$G$9]" office:value-type="currency" office:currency="USD" office:value="1155.70326741547">
            <text:p>$1,155.70</text:p>
          </table:table-cell>
          <table:table-cell table:formula="of:=[.$G$7]*[.$G$9]^[.F56]" office:value-type="currency" office:currency="USD" office:value="1155.70326741547">
            <text:p>$1,155.70</text:p>
          </table:table-cell>
          <table:table-cell/>
          <table:table-cell table:style-name="ce1" office:value-type="float" office:value="42">
            <text:p>42</text:p>
          </table:table-cell>
          <table:table-cell table:style-name="ce1" table:formula="of:=[.K55]*[.$K$9]+[.$K$10]" office:value-type="currency" office:currency="USD" office:value="1759505.44569245">
            <text:p>$1,759,505.45</text:p>
          </table:table-cell>
          <table:table-cell table:formula="of:=[.$K$10]*(1-[.$K$9]^[.J56])/(1-[.$K$9])" office:value-type="currency" office:currency="USD" office:value="1759505.44569245">
            <text:p>$1,759,505.45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6]+[.$C$8]" office:value-type="currency" office:currency="USD" office:value="530">
            <text:p>$530.00</text:p>
          </table:table-cell>
          <table:table-cell table:formula="of:=[.$C$7]+[.B57]*[.$C$8]" office:value-type="currency" office:currency="USD" office:value="530">
            <text:p>$530.00</text:p>
          </table:table-cell>
          <table:table-cell/>
          <table:table-cell table:style-name="ce1" office:value-type="float" office:value="43">
            <text:p>43</text:p>
          </table:table-cell>
          <table:table-cell table:style-name="ce1" table:formula="of:=[.G56]*[.$G$9]" office:value-type="currency" office:currency="USD" office:value="1225.0454634604">
            <text:p>$1,225.05</text:p>
          </table:table-cell>
          <table:table-cell table:formula="of:=[.$G$7]*[.$G$9]^[.F57]" office:value-type="currency" office:currency="USD" office:value="1225.0454634604">
            <text:p>$1,225.05</text:p>
          </table:table-cell>
          <table:table-cell/>
          <table:table-cell table:style-name="ce1" office:value-type="float" office:value="43">
            <text:p>43</text:p>
          </table:table-cell>
          <table:table-cell table:style-name="ce1" table:formula="of:=[.K56]*[.$K$9]+[.$K$10]" office:value-type="currency" office:currency="USD" office:value="1875075.77243399">
            <text:p>$1,875,075.77</text:p>
          </table:table-cell>
          <table:table-cell table:formula="of:=[.$K$10]*(1-[.$K$9]^[.J57])/(1-[.$K$9])" office:value-type="currency" office:currency="USD" office:value="1875075.77243399">
            <text:p>$1,875,075.7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7]+[.$C$8]" office:value-type="currency" office:currency="USD" office:value="540">
            <text:p>$540.00</text:p>
          </table:table-cell>
          <table:table-cell table:formula="of:=[.$C$7]+[.B58]*[.$C$8]" office:value-type="currency" office:currency="USD" office:value="540">
            <text:p>$540.00</text:p>
          </table:table-cell>
          <table:table-cell/>
          <table:table-cell table:style-name="ce1" office:value-type="float" office:value="44">
            <text:p>44</text:p>
          </table:table-cell>
          <table:table-cell table:style-name="ce1" table:formula="of:=[.G57]*[.$G$9]" office:value-type="currency" office:currency="USD" office:value="1298.54819126802">
            <text:p>$1,298.55</text:p>
          </table:table-cell>
          <table:table-cell table:formula="of:=[.$G$7]*[.$G$9]^[.F58]" office:value-type="currency" office:currency="USD" office:value="1298.54819126802">
            <text:p>$1,298.55</text:p>
          </table:table-cell>
          <table:table-cell/>
          <table:table-cell table:style-name="ce1" office:value-type="float" office:value="44">
            <text:p>44</text:p>
          </table:table-cell>
          <table:table-cell table:style-name="ce1" table:formula="of:=[.K57]*[.$K$9]+[.$K$10]" office:value-type="currency" office:currency="USD" office:value="1997580.31878003">
            <text:p>$1,997,580.32</text:p>
          </table:table-cell>
          <table:table-cell table:formula="of:=[.$K$10]*(1-[.$K$9]^[.J58])/(1-[.$K$9])" office:value-type="currency" office:currency="USD" office:value="1997580.31878003">
            <text:p>$1,997,580.3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8]+[.$C$8]" office:value-type="currency" office:currency="USD" office:value="550">
            <text:p>$550.00</text:p>
          </table:table-cell>
          <table:table-cell table:formula="of:=[.$C$7]+[.B59]*[.$C$8]" office:value-type="currency" office:currency="USD" office:value="550">
            <text:p>$550.00</text:p>
          </table:table-cell>
          <table:table-cell/>
          <table:table-cell table:style-name="ce1" office:value-type="float" office:value="45">
            <text:p>45</text:p>
          </table:table-cell>
          <table:table-cell table:style-name="ce1" table:formula="of:=[.G58]*[.$G$9]" office:value-type="currency" office:currency="USD" office:value="1376.4610827441">
            <text:p>$1,376.46</text:p>
          </table:table-cell>
          <table:table-cell table:formula="of:=[.$G$7]*[.$G$9]^[.F59]" office:value-type="currency" office:currency="USD" office:value="1376.4610827441">
            <text:p>$1,376.46</text:p>
          </table:table-cell>
          <table:table-cell/>
          <table:table-cell table:style-name="ce1" office:value-type="float" office:value="45">
            <text:p>45</text:p>
          </table:table-cell>
          <table:table-cell table:style-name="ce1" table:formula="of:=[.K58]*[.$K$9]+[.$K$10]" office:value-type="currency" office:currency="USD" office:value="2127435.13790684">
            <text:p>$2,127,435.14</text:p>
          </table:table-cell>
          <table:table-cell table:formula="of:=[.$K$10]*(1-[.$K$9]^[.J59])/(1-[.$K$9])" office:value-type="currency" office:currency="USD" office:value="2127435.13790684">
            <text:p>$2,127,435.14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9]+[.$C$8]" office:value-type="currency" office:currency="USD" office:value="560">
            <text:p>$560.00</text:p>
          </table:table-cell>
          <table:table-cell table:formula="of:=[.$C$7]+[.B60]*[.$C$8]" office:value-type="currency" office:currency="USD" office:value="560">
            <text:p>$560.00</text:p>
          </table:table-cell>
          <table:table-cell/>
          <table:table-cell table:style-name="ce1" office:value-type="float" office:value="46">
            <text:p>46</text:p>
          </table:table-cell>
          <table:table-cell table:style-name="ce1" table:formula="of:=[.G59]*[.$G$9]" office:value-type="currency" office:currency="USD" office:value="1459.04874770875">
            <text:p>$1,459.05</text:p>
          </table:table-cell>
          <table:table-cell table:formula="of:=[.$G$7]*[.$G$9]^[.F60]" office:value-type="currency" office:currency="USD" office:value="1459.04874770875">
            <text:p>$1,459.05</text:p>
          </table:table-cell>
          <table:table-cell/>
          <table:table-cell table:style-name="ce1" office:value-type="float" office:value="46">
            <text:p>46</text:p>
          </table:table-cell>
          <table:table-cell table:style-name="ce1" table:formula="of:=[.K59]*[.$K$9]+[.$K$10]" office:value-type="currency" office:currency="USD" office:value="2265081.24618125">
            <text:p>$2,265,081.25</text:p>
          </table:table-cell>
          <table:table-cell table:formula="of:=[.$K$10]*(1-[.$K$9]^[.J60])/(1-[.$K$9])" office:value-type="currency" office:currency="USD" office:value="2265081.24618125">
            <text:p>$2,265,081.25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60]+[.$C$8]" office:value-type="currency" office:currency="USD" office:value="570">
            <text:p>$570.00</text:p>
          </table:table-cell>
          <table:table-cell table:formula="of:=[.$C$7]+[.B61]*[.$C$8]" office:value-type="currency" office:currency="USD" office:value="570">
            <text:p>$570.00</text:p>
          </table:table-cell>
          <table:table-cell/>
          <table:table-cell table:style-name="ce1" office:value-type="float" office:value="47">
            <text:p>47</text:p>
          </table:table-cell>
          <table:table-cell table:style-name="ce1" table:formula="of:=[.G60]*[.$G$9]" office:value-type="currency" office:currency="USD" office:value="1546.59167257127">
            <text:p>$1,546.59</text:p>
          </table:table-cell>
          <table:table-cell table:formula="of:=[.$G$7]*[.$G$9]^[.F61]" office:value-type="currency" office:currency="USD" office:value="1546.59167257127">
            <text:p>$1,546.59</text:p>
          </table:table-cell>
          <table:table-cell/>
          <table:table-cell table:style-name="ce1" office:value-type="float" office:value="47">
            <text:p>47</text:p>
          </table:table-cell>
          <table:table-cell table:style-name="ce1" table:formula="of:=[.K60]*[.$K$9]+[.$K$10]" office:value-type="currency" office:currency="USD" office:value="2410986.12095212">
            <text:p>$2,410,986.12</text:p>
          </table:table-cell>
          <table:table-cell table:formula="of:=[.$K$10]*(1-[.$K$9]^[.J61])/(1-[.$K$9])" office:value-type="currency" office:currency="USD" office:value="2410986.12095212">
            <text:p>$2,410,986.1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61]+[.$C$8]" office:value-type="currency" office:currency="USD" office:value="580">
            <text:p>$580.00</text:p>
          </table:table-cell>
          <table:table-cell table:formula="of:=[.$C$7]+[.B62]*[.$C$8]" office:value-type="currency" office:currency="USD" office:value="580">
            <text:p>$580.00</text:p>
          </table:table-cell>
          <table:table-cell/>
          <table:table-cell table:style-name="ce1" office:value-type="float" office:value="48">
            <text:p>48</text:p>
          </table:table-cell>
          <table:table-cell table:style-name="ce1" table:formula="of:=[.G61]*[.$G$9]" office:value-type="currency" office:currency="USD" office:value="1639.38717292555">
            <text:p>$1,639.39</text:p>
          </table:table-cell>
          <table:table-cell table:formula="of:=[.$G$7]*[.$G$9]^[.F62]" office:value-type="currency" office:currency="USD" office:value="1639.38717292555">
            <text:p>$1,639.39</text:p>
          </table:table-cell>
          <table:table-cell/>
          <table:table-cell table:style-name="ce1" office:value-type="float" office:value="48">
            <text:p>48</text:p>
          </table:table-cell>
          <table:table-cell table:style-name="ce1" table:formula="of:=[.K61]*[.$K$9]+[.$K$10]" office:value-type="currency" office:currency="USD" office:value="2565645.28820925">
            <text:p>$2,565,645.29</text:p>
          </table:table-cell>
          <table:table-cell table:formula="of:=[.$K$10]*(1-[.$K$9]^[.J62])/(1-[.$K$9])" office:value-type="currency" office:currency="USD" office:value="2565645.28820925">
            <text:p>$2,565,645.2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62]+[.$C$8]" office:value-type="currency" office:currency="USD" office:value="590">
            <text:p>$590.00</text:p>
          </table:table-cell>
          <table:table-cell table:formula="of:=[.$C$7]+[.B63]*[.$C$8]" office:value-type="currency" office:currency="USD" office:value="590">
            <text:p>$590.00</text:p>
          </table:table-cell>
          <table:table-cell/>
          <table:table-cell table:style-name="ce1" office:value-type="float" office:value="49">
            <text:p>49</text:p>
          </table:table-cell>
          <table:table-cell table:style-name="ce1" table:formula="of:=[.G62]*[.$G$9]" office:value-type="currency" office:currency="USD" office:value="1737.75040330108">
            <text:p>$1,737.75</text:p>
          </table:table-cell>
          <table:table-cell table:formula="of:=[.$G$7]*[.$G$9]^[.F63]" office:value-type="currency" office:currency="USD" office:value="1737.75040330108">
            <text:p>$1,737.75</text:p>
          </table:table-cell>
          <table:table-cell/>
          <table:table-cell table:style-name="ce1" office:value-type="float" office:value="49">
            <text:p>49</text:p>
          </table:table-cell>
          <table:table-cell table:style-name="ce1" table:formula="of:=[.K62]*[.$K$9]+[.$K$10]" office:value-type="currency" office:currency="USD" office:value="2729584.0055018">
            <text:p>$2,729,584.01</text:p>
          </table:table-cell>
          <table:table-cell table:formula="of:=[.$K$10]*(1-[.$K$9]^[.J63])/(1-[.$K$9])" office:value-type="currency" office:currency="USD" office:value="2729584.0055018">
            <text:p>$2,729,584.01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3]+[.$C$8]" office:value-type="currency" office:currency="USD" office:value="600">
            <text:p>$600.00</text:p>
          </table:table-cell>
          <table:table-cell table:formula="of:=[.$C$7]+[.B64]*[.$C$8]" office:value-type="currency" office:currency="USD" office:value="600">
            <text:p>$600.00</text:p>
          </table:table-cell>
          <table:table-cell/>
          <table:table-cell table:style-name="ce1" office:value-type="float" office:value="50">
            <text:p>50</text:p>
          </table:table-cell>
          <table:table-cell table:style-name="ce1" table:formula="of:=[.G63]*[.$G$9]" office:value-type="currency" office:currency="USD" office:value="1842.01542749915">
            <text:p>$1,842.02</text:p>
          </table:table-cell>
          <table:table-cell table:formula="of:=[.$G$7]*[.$G$9]^[.F64]" office:value-type="currency" office:currency="USD" office:value="1842.01542749915">
            <text:p>$1,842.02</text:p>
          </table:table-cell>
          <table:table-cell/>
          <table:table-cell table:style-name="ce1" office:value-type="float" office:value="50">
            <text:p>50</text:p>
          </table:table-cell>
          <table:table-cell table:style-name="ce1" table:formula="of:=[.K63]*[.$K$9]+[.$K$10]" office:value-type="currency" office:currency="USD" office:value="2903359.04583191">
            <text:p>$2,903,359.05</text:p>
          </table:table-cell>
          <table:table-cell table:formula="of:=[.$K$10]*(1-[.$K$9]^[.J64])/(1-[.$K$9])" office:value-type="currency" office:currency="USD" office:value="2903359.04583191">
            <text:p>$2,903,359.05</text:p>
          </table:table-cell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0/19/2023</text:date>, <text:time>12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8T11:04:38.69</meta:creation-date>
    <dc:date>2023-10-19T12:33:06.71</dc:date>
    <meta:editing-duration>PT4M31S</meta:editing-duration>
    <meta:editing-cycles>1</meta:editing-cycles>
    <meta:generator>OpenOffice/4.1.12$Win32 OpenOffice.org_project/4112m1$Build-9809</meta:generator>
    <meta:document-statistic meta:table-count="1" meta:cell-count="507" meta:object-count="0"/>
  </office:meta>
</office:document-meta>
</file>